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C00000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0">
      <style:table-cell-properties fo:background-color="#FFFF00"/>
      <style:text-properties fo:color="#000000"/>
    </style:style>
    <style:style style:name="ce6" style:family="table-cell" style:parent-style-name="Default" style:data-style-name="N13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Height</text:p>
          </table:table-cell>
          <table:table-cell office:value-type="string" table:style-name="ce1">
            <text:p>masshexanesdry</text:p>
          </table:table-cell>
          <table:table-cell office:value-type="string" table:style-name="ce1">
            <text:p>masshexaneswet</text:p>
          </table:table-cell>
          <table:table-cell office:value-type="string" table:style-name="ce1">
            <text:p>massH2Odry</text:p>
          </table:table-cell>
          <table:table-cell office:value-type="string" table:style-name="ce1">
            <text:p>massH2Owet</text:p>
          </table:table-cell>
          <table:table-cell office:value-type="string" table:style-name="ce4">
            <text:p>Shrinkage%</text:p>
          </table:table-cell>
          <table:table-cell office:value-type="string" table:style-name="ce1">
            <text:p>gelfractionbefore</text:p>
          </table:table-cell>
          <table:table-cell office:value-type="string" table:style-name="ce1">
            <text:p>gelfractionafter</text:p>
          </table:table-cell>
          <table:table-cell office:value-type="string" table:style-name="ce1">
            <text:p>gelfraction%</text:p>
          </table:table-cell>
          <table:table-cell office:value-type="string" table:style-name="ce1">
            <text:p>swelling%hexanes</text:p>
          </table:table-cell>
          <table:table-cell office:value-type="string" table:style-name="ce1">
            <text:p>swelling%water</text:p>
          </table:table-cell>
          <table:table-cell table:style-name="ce1"/>
          <table:table-cell office:value-type="string" table:style-name="ce1">
            <text:p>averageheightform1</text:p>
          </table:table-cell>
          <table:table-cell table:style-name="ce1"/>
          <table:table-cell office:value-type="string" table:style-name="ce1">
            <text:p>Averageshrinkagepercent1</text:p>
          </table:table-cell>
          <table:table-cell table:number-columns-repeated="2" table:style-name="ce1"/>
          <table:table-cell office:value-type="string" table:style-name="ce1">
            <text:p>averageswellinghexanes</text:p>
          </table:table-cell>
          <table:table-cell office:value-type="string" table:style-name="ce1">
            <text:p>Averageswelling water</text:p>
          </table:table-cell>
          <table:table-cell table:number-columns-repeated="16365"/>
        </table:table-row>
        <table:table-row table:style-name="ro1">
          <table:table-cell office:value-type="float" office:value="5.09" table:style-name="ce2">
            <text:p>5.09</text:p>
          </table:table-cell>
          <table:table-cell office:value-type="float" office:value="0.3634" table:style-name="ce2">
            <text:p>0.3634</text:p>
          </table:table-cell>
          <table:table-cell office:value-type="float" office:value="0.3634" table:style-name="ce2">
            <text:p>0.3634</text:p>
          </table:table-cell>
          <table:table-cell office:value-type="float" office:value="0.29339999999999999" table:style-name="ce2">
            <text:p>0.2934</text:p>
          </table:table-cell>
          <table:table-cell office:value-type="float" office:value="0.29870000000000002" table:style-name="ce2">
            <text:p>0.2987</text:p>
          </table:table-cell>
          <table:table-cell office:value-type="float" office:value="15.16666666666667" table:formula="of:=((6-[.A2])/6)*100" table:style-name="ce1">
            <text:p>15.16666667</text:p>
          </table:table-cell>
          <table:table-cell office:value-type="float" office:value="0.75770000000000004" table:style-name="ce5">
            <text:p>0.7577</text:p>
          </table:table-cell>
          <table:table-cell office:value-type="float" office:value="0.81510000000000005" table:style-name="ce5">
            <text:p>0.8151</text:p>
          </table:table-cell>
          <table:table-cell office:value-type="float" office:value="92.95791927370874" table:formula="of:=([.G2]/[.H2])*100" table:style-name="ce1">
            <text:p>92.95791927</text:p>
          </table:table-cell>
          <table:table-cell office:value-type="float" office:value="0" table:formula="of:=(([.C2]-[.B2])/[.B2])*100" table:style-name="ce1">
            <text:p>0</text:p>
          </table:table-cell>
          <table:table-cell office:value-type="float" office:value="1.8064076346285027" table:formula="of:=(([.E2]-[.D2])/[.D2])*100" table:style-name="ce1">
            <text:p>1.806407635</text:p>
          </table:table-cell>
          <table:table-cell table:style-name="ce1"/>
          <table:table-cell office:value-type="float" office:value="4.4633333333333338" table:formula="of:=AVERAGE([.A2:.A4])" table:style-name="ce1">
            <text:p>4.463333333</text:p>
          </table:table-cell>
          <table:table-cell table:style-name="ce1"/>
          <table:table-cell office:value-type="float" office:value="25.6111111111111" table:formula="of:=((6-[.M2])/6)*100" table:style-name="ce1">
            <text:p>25.61111111</text:p>
          </table:table-cell>
          <table:table-cell table:number-columns-repeated="2" table:style-name="ce1"/>
          <table:table-cell office:value-type="float" office:value="4.1544763019309512" table:formula="of:=AVERAGE([.J2:.J3])" table:style-name="ce1">
            <text:p>4.154476302</text:p>
          </table:table-cell>
          <table:table-cell office:value-type="float" office:value="8.0927463009743796" table:formula="of:=AVERAGE([.K2:.K3])" table:style-name="ce1">
            <text:p>8.092746301</text:p>
          </table:table-cell>
          <table:table-cell table:number-columns-repeated="16365"/>
        </table:table-row>
        <table:table-row table:style-name="ro1">
          <table:table-cell office:value-type="float" office:value="4.75" table:style-name="ce2">
            <text:p>4.75</text:p>
          </table:table-cell>
          <table:table-cell office:value-type="float" office:value="0.34179999999999999" table:style-name="ce2">
            <text:p>0.3418</text:p>
          </table:table-cell>
          <table:table-cell office:value-type="float" office:value="0.37019999999999997" table:style-name="ce2">
            <text:p>0.3702</text:p>
          </table:table-cell>
          <table:table-cell office:value-type="float" office:value="0.2142" table:style-name="ce2">
            <text:p>0.2142</text:p>
          </table:table-cell>
          <table:table-cell office:value-type="float" office:value="0.245" table:style-name="ce2">
            <text:p>0.245</text:p>
          </table:table-cell>
          <table:table-cell office:value-type="float" office:value="20.833333333333336" table:formula="of:=((6-[.A3])/6)*100" table:style-name="ce1">
            <text:p>20.83333333</text:p>
          </table:table-cell>
          <table:table-cell office:value-type="float" office:value="0.75980000000000003" table:style-name="ce3">
            <text:p>0.7598</text:p>
          </table:table-cell>
          <table:table-cell office:value-type="float" office:value="0.7833" table:style-name="ce3">
            <text:p>0.7833</text:p>
          </table:table-cell>
          <table:table-cell office:value-type="float" office:value="96.999872334992986" table:formula="of:=([.G3]/[.H3])*100" table:style-name="ce1">
            <text:p>96.99987233</text:p>
          </table:table-cell>
          <table:table-cell office:value-type="float" office:value="8.3089526038619024" table:formula="of:=(([.C3]-[.B3])/[.B3])*100" table:style-name="ce1">
            <text:p>8.308952604</text:p>
          </table:table-cell>
          <table:table-cell office:value-type="float" office:value="14.379084967320258" table:formula="of:=(([.E3]-[.D3])/[.D3])*100" table:style-name="ce1">
            <text:p>14.37908497</text:p>
          </table:table-cell>
          <table:table-cell table:style-name="ce1"/>
          <table:table-cell office:value-type="string" table:style-name="ce1">
            <text:p>averageheightform2</text:p>
          </table:table-cell>
          <table:table-cell table:style-name="ce1"/>
          <table:table-cell office:value-type="string" table:style-name="ce1">
            <text:p>averageshrinkagepercent2</text:p>
          </table:table-cell>
          <table:table-cell table:number-columns-repeated="2" table:style-name="ce1"/>
          <table:table-cell office:value-type="float" office:value="5.2899817374020879" table:formula="of:=AVERAGE([.J4:.J6])" table:style-name="ce1">
            <text:p>5.289981737</text:p>
          </table:table-cell>
          <table:table-cell office:value-type="float" office:value="7.4281915121213169" table:formula="of:=AVERAGE([.K3:.K5])" table:style-name="ce1">
            <text:p>7.428191512</text:p>
          </table:table-cell>
          <table:table-cell table:number-columns-repeated="16365"/>
        </table:table-row>
        <table:table-row table:style-name="ro1">
          <table:table-cell office:value-type="float" office:value="3.55" table:style-name="ce2">
            <text:p>3.55</text:p>
          </table:table-cell>
          <table:table-cell office:value-type="float" office:value="0.33760000000000001" table:style-name="ce3">
            <text:p>0.3376</text:p>
          </table:table-cell>
          <table:table-cell office:value-type="float" office:value="0.35599999999999998" table:style-name="ce3">
            <text:p>0.356</text:p>
          </table:table-cell>
          <table:table-cell office:value-type="float" office:value="0.33950000000000002" table:style-name="ce3">
            <text:p>0.3395</text:p>
          </table:table-cell>
          <table:table-cell office:value-type="float" office:value="0.35460000000000003" table:style-name="ce3">
            <text:p>0.3546</text:p>
          </table:table-cell>
          <table:table-cell office:value-type="float" office:value="40.833333333333336" table:formula="of:=((6-[.A4])/6)*100" table:style-name="ce1">
            <text:p>40.83333333</text:p>
          </table:table-cell>
          <table:table-cell office:value-type="float" office:value="0.56920000000000004" table:style-name="ce1">
            <text:p>0.5692</text:p>
          </table:table-cell>
          <table:table-cell office:value-type="float" office:value="0.5454" table:style-name="ce1">
            <text:p>0.5454</text:p>
          </table:table-cell>
          <table:table-cell office:value-type="float" office:value="104.36376971030437" table:formula="of:=([.G4]/[.H4])*100" table:style-name="ce1">
            <text:p>104.3637697</text:p>
          </table:table-cell>
          <table:table-cell office:value-type="float" office:value="5.4502369668246367" table:formula="of:=(([.C4]-[.B4])/[.B4])*100" table:style-name="ce1">
            <text:p>5.450236967</text:p>
          </table:table-cell>
          <table:table-cell office:value-type="float" office:value="4.447717231222386" table:formula="of:=(([.E4]-[.D4])/[.D4])*100" table:style-name="ce1">
            <text:p>4.447717231</text:p>
          </table:table-cell>
          <table:table-cell table:style-name="ce1"/>
          <table:table-cell office:value-type="float" office:value="4.5" table:formula="of:=AVERAGE([.A5:.A7])" table:style-name="ce1">
            <text:p>4.5</text:p>
          </table:table-cell>
          <table:table-cell table:style-name="ce1"/>
          <table:table-cell office:value-type="float" office:value="25" table:formula="of:=((6-[.M4])/6)*100" table:style-name="ce1">
            <text:p>25</text:p>
          </table:table-cell>
          <table:table-cell table:number-columns-repeated="2" table:style-name="ce1"/>
          <table:table-cell office:value-type="float" office:value="-1.3590292844623428" table:formula="of:=AVERAGE([.J7:.J9])" table:style-name="ce1">
            <text:p>-1.359029284</text:p>
          </table:table-cell>
          <table:table-cell office:value-type="float" office:value="2.2355674028834733" table:formula="of:=AVERAGE([.K7:.K9])" table:style-name="ce1">
            <text:p>2.235567403</text:p>
          </table:table-cell>
          <table:table-cell table:number-columns-repeated="16365"/>
        </table:table-row>
        <table:table-row table:style-name="ro1">
          <table:table-cell office:value-type="float" office:value="4.5" table:style-name="ce3">
            <text:p>4.5</text:p>
          </table:table-cell>
          <table:table-cell office:value-type="float" office:value="0.34289999999999998" table:style-name="ce3">
            <text:p>0.3429</text:p>
          </table:table-cell>
          <table:table-cell office:value-type="float" office:value="0.34379999999999999" table:style-name="ce3">
            <text:p>0.3438</text:p>
          </table:table-cell>
          <table:table-cell office:value-type="float" office:value="0.32679999999999998" table:style-name="ce3">
            <text:p>0.3268</text:p>
          </table:table-cell>
          <table:table-cell office:value-type="float" office:value="0.33810000000000001" table:style-name="ce3">
            <text:p>0.3381</text:p>
          </table:table-cell>
          <table:table-cell office:value-type="float" office:value="25" table:formula="of:=((6-[.A5])/6)*100" table:style-name="ce1">
            <text:p>25</text:p>
          </table:table-cell>
          <table:table-cell table:number-columns-repeated="3" table:style-name="ce1"/>
          <table:table-cell office:value-type="float" office:value="0.26246719160105336" table:formula="of:=(([.C5]-[.B5])/[.B5])*100" table:style-name="ce1">
            <text:p>0.262467192</text:p>
          </table:table-cell>
          <table:table-cell office:value-type="float" office:value="3.4577723378213077" table:formula="of:=(([.E5]-[.D5])/[.D5])*100" table:style-name="ce1">
            <text:p>3.457772338</text:p>
          </table:table-cell>
          <table:table-cell table:style-name="ce1"/>
          <table:table-cell office:value-type="string" table:style-name="ce1">
            <text:p>averageheightform3</text:p>
          </table:table-cell>
          <table:table-cell table:style-name="ce1"/>
          <table:table-cell office:value-type="string" table:style-name="ce1">
            <text:p>Averageshrinkagepercent3</text:p>
          </table:table-cell>
          <table:table-cell table:number-columns-repeated="2" table:style-name="ce1"/>
          <table:table-cell office:value-type="string" table:style-name="ce1">
            <text:p>STDEVhexanes</text:p>
          </table:table-cell>
          <table:table-cell office:value-type="string" table:style-name="ce1">
            <text:p>STDEVwater</text:p>
          </table:table-cell>
          <table:table-cell table:number-columns-repeated="16365"/>
        </table:table-row>
        <table:table-row table:style-name="ro1">
          <table:table-cell office:value-type="float" office:value="4.5" table:style-name="ce3">
            <text:p>4.5</text:p>
          </table:table-cell>
          <table:table-cell office:value-type="float" office:value="0.33896999999999999" table:style-name="ce3">
            <text:p>0.33897</text:p>
          </table:table-cell>
          <table:table-cell office:value-type="float" office:value="0.37340000000000001" table:style-name="ce3">
            <text:p>0.3734</text:p>
          </table:table-cell>
          <table:table-cell office:value-type="float" office:value="0.3276" table:style-name="ce3">
            <text:p>0.3276</text:p>
          </table:table-cell>
          <table:table-cell office:value-type="float" office:value="0.34050000000000002" table:style-name="ce3">
            <text:p>0.3405</text:p>
          </table:table-cell>
          <table:table-cell office:value-type="float" office:value="25" table:formula="of:=((6-[.A6])/6)*100" table:style-name="ce1">
            <text:p>25</text:p>
          </table:table-cell>
          <table:table-cell table:number-columns-repeated="3" table:style-name="ce1"/>
          <table:table-cell office:value-type="float" office:value="10.157241053780576" table:formula="of:=(([.C6]-[.B6])/[.B6])*100" table:style-name="ce1">
            <text:p>10.15724105</text:p>
          </table:table-cell>
          <table:table-cell office:value-type="float" office:value="3.9377289377289446" table:formula="of:=(([.E6]-[.D6])/[.D6])*100" table:style-name="ce1">
            <text:p>3.937728938</text:p>
          </table:table-cell>
          <table:table-cell table:style-name="ce1"/>
          <table:table-cell office:value-type="float" office:value="4.6333333333333329" table:formula="of:=AVERAGE([.A8:.A10])" table:style-name="ce1">
            <text:p>4.633333333</text:p>
          </table:table-cell>
          <table:table-cell table:style-name="ce1"/>
          <table:table-cell office:value-type="float" office:value="22.777777777777786" table:formula="of:=((6-[.M6])/6)*100" table:style-name="ce1">
            <text:p>22.77777778</text:p>
          </table:table-cell>
          <table:table-cell table:number-columns-repeated="2" table:style-name="ce1"/>
          <table:table-cell office:value-type="float" office:value="5.8753167307483718" table:formula="of:=STDEV([.J2:.J3])" table:style-name="ce1">
            <text:p>5.875316731</text:p>
          </table:table-cell>
          <table:table-cell office:value-type="float" office:value="8.8902253996167371" table:formula="of:=STDEV([.K2:.K3])" table:style-name="ce1">
            <text:p>8.8902254</text:p>
          </table:table-cell>
          <table:table-cell table:number-columns-repeated="16365"/>
        </table:table-row>
        <table:table-row table:style-name="ro1">
          <table:table-cell office:value-type="float" office:value="4.5" table:style-name="ce3">
            <text:p>4.5</text:p>
          </table:table-cell>
          <table:table-cell office:value-type="float" office:value="0.3458" table:style-name="ce1">
            <text:p>0.3458</text:p>
          </table:table-cell>
          <table:table-cell office:value-type="float" office:value="0.35549999999999998" table:style-name="ce1">
            <text:p>0.3555</text:p>
          </table:table-cell>
          <table:table-cell office:value-type="float" office:value="0.3281" table:style-name="ce1">
            <text:p>0.3281</text:p>
          </table:table-cell>
          <table:table-cell office:value-type="float" office:value="0.34689999999999999" table:style-name="ce1">
            <text:p>0.3469</text:p>
          </table:table-cell>
          <table:table-cell office:value-type="float" office:value="25" table:formula="of:=((6-[.A7])/6)*100" table:style-name="ce1">
            <text:p>25</text:p>
          </table:table-cell>
          <table:table-cell table:number-columns-repeated="3" table:style-name="ce1"/>
          <table:table-cell office:value-type="float" office:value="2.8050896471949067" table:formula="of:=(([.C7]-[.B7])/[.B7])*100" table:style-name="ce1">
            <text:p>2.805089647</text:p>
          </table:table-cell>
          <table:table-cell office:value-type="float" office:value="5.7299603779335513" table:formula="of:=(([.E7]-[.D7])/[.D7])*100" table:style-name="ce1">
            <text:p>5.729960378</text:p>
          </table:table-cell>
          <table:table-cell table:style-name="ce1"/>
          <table:table-cell office:value-type="string" table:style-name="ce1">
            <text:p>STDEVheightform1</text:p>
          </table:table-cell>
          <table:table-cell table:style-name="ce1"/>
          <table:table-cell office:value-type="string" table:style-name="ce1">
            <text:p>STDEVshrinkagepercent</text:p>
          </table:table-cell>
          <table:table-cell table:number-columns-repeated="2" table:style-name="ce1"/>
          <table:table-cell office:value-type="float" office:value="4.949333162137675" table:formula="of:=STDEV([.J4:.J6])" table:style-name="ce1">
            <text:p>4.949333162</text:p>
          </table:table-cell>
          <table:table-cell office:value-type="float" office:value="0.49504836283372977" table:formula="of:=STDEV([.K4:.K6])" table:style-name="ce1">
            <text:p>0.495048363</text:p>
          </table:table-cell>
          <table:table-cell table:number-columns-repeated="16365"/>
        </table:table-row>
        <table:table-row table:style-name="ro1">
          <table:table-cell office:value-type="float" office:value="4.5599999999999996" table:style-name="ce1">
            <text:p>4.56</text:p>
          </table:table-cell>
          <table:table-cell office:value-type="float" office:value="0.33950000000000002" table:style-name="ce1">
            <text:p>0.3395</text:p>
          </table:table-cell>
          <table:table-cell office:value-type="float" office:value="0.3382" table:style-name="ce1">
            <text:p>0.3382</text:p>
          </table:table-cell>
          <table:table-cell office:value-type="float" office:value="0.32569999999999999" table:style-name="ce1">
            <text:p>0.3257</text:p>
          </table:table-cell>
          <table:table-cell office:value-type="float" office:value="0.32529999999999998" table:style-name="ce1">
            <text:p>0.3253</text:p>
          </table:table-cell>
          <table:table-cell office:value-type="float" office:value="24.000000000000007" table:formula="of:=((6-[.A8])/6)*100" table:style-name="ce1">
            <text:p>24</text:p>
          </table:table-cell>
          <table:table-cell table:number-columns-repeated="3" table:style-name="ce1"/>
          <table:table-cell office:value-type="float" office:value="-0.38291605301915266" table:formula="of:=(([.C8]-[.B8])/[.B8])*100" table:style-name="ce1">
            <text:p>-0.382916053</text:p>
          </table:table-cell>
          <table:table-cell office:value-type="float" office:value="-0.12281240405281285" table:formula="of:=(([.E8]-[.D8])/[.D8])*100" table:style-name="ce1">
            <text:p>-0.122812404</text:p>
          </table:table-cell>
          <table:table-cell table:style-name="ce1"/>
          <table:table-cell office:value-type="float" office:value="0.80903234381162392" table:formula="of:=STDEV([.A2:.A4])" table:style-name="ce1">
            <text:p>0.809032344</text:p>
          </table:table-cell>
          <table:table-cell table:style-name="ce1"/>
          <table:table-cell office:value-type="string" table:style-name="ce1">
            <text:p>PLEASEdon'tmake me take STDEV of everything.</text:p>
          </table:table-cell>
          <table:table-cell table:number-columns-repeated="2" table:style-name="ce1"/>
          <table:table-cell office:value-type="float" office:value="4.7283543758985012" table:formula="of:=STDEV([.J7:.J9])" table:style-name="ce1">
            <text:p>4.728354376</text:p>
          </table:table-cell>
          <table:table-cell office:value-type="float" office:value="3.0873340842847012" table:formula="of:=STDEV([.K7:.K9])" table:style-name="ce1">
            <text:p>3.087334084</text:p>
          </table:table-cell>
          <table:table-cell table:number-columns-repeated="16365"/>
        </table:table-row>
        <table:table-row table:style-name="ro1">
          <table:table-cell office:value-type="float" office:value="4.53" table:style-name="ce1">
            <text:p>4.53</text:p>
          </table:table-cell>
          <table:table-cell office:value-type="float" office:value="0.33850000000000002" table:style-name="ce1">
            <text:p>0.3385</text:p>
          </table:table-cell>
          <table:table-cell office:value-type="float" office:value="0.3165" table:style-name="ce1">
            <text:p>0.3165</text:p>
          </table:table-cell>
          <table:table-cell office:value-type="float" office:value="0.33650000000000002" table:style-name="ce1">
            <text:p>0.3365</text:p>
          </table:table-cell>
          <table:table-cell office:value-type="float" office:value="0.3402" table:style-name="ce1">
            <text:p>0.3402</text:p>
          </table:table-cell>
          <table:table-cell office:value-type="float" office:value="24.499999999999996" table:formula="of:=((6-[.A9])/6)*100" table:style-name="ce1">
            <text:p>24.5</text:p>
          </table:table-cell>
          <table:table-cell table:number-columns-repeated="3" table:style-name="ce1"/>
          <table:table-cell office:value-type="float" office:value="-6.4992614475627821" table:formula="of:=(([.C9]-[.B9])/[.B9])*100" table:style-name="ce1">
            <text:p>-6.499261448</text:p>
          </table:table-cell>
          <table:table-cell office:value-type="float" office:value="1.0995542347696823" table:formula="of:=(([.E9]-[.D9])/[.D9])*100" table:style-name="ce1">
            <text:p>1.099554235</text:p>
          </table:table-cell>
          <table:table-cell table:style-name="ce1"/>
          <table:table-cell office:value-type="string" table:style-name="ce1">
            <text:p>STDEVheightform2</text:p>
          </table:table-cell>
          <table:table-cell table:number-columns-repeated="16371" table:style-name="ce1"/>
        </table:table-row>
        <table:table-row table:style-name="ro1">
          <table:table-cell office:value-type="float" office:value="4.8099999999999996" table:style-name="ce1">
            <text:p>4.81</text:p>
          </table:table-cell>
          <table:table-cell table:number-columns-repeated="4" table:style-name="ce1"/>
          <table:table-cell office:value-type="float" office:value="19.833333333333339" table:formula="of:=((6-[.A10])/6)*100" table:style-name="ce1">
            <text:p>19.83333333</text:p>
          </table:table-cell>
          <table:table-cell table:number-columns-repeated="6" table:style-name="ce1"/>
          <table:table-cell office:value-type="float" office:value="0" table:formula="of:=STDEV([.A5:.A7])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number-columns-repeated="12" table:style-name="ce1"/>
          <table:table-cell office:value-type="string" table:style-name="ce1">
            <text:p>STDEVheightform3</text:p>
          </table:table-cell>
          <table:table-cell table:number-columns-repeated="16371" table:style-name="ce1"/>
        </table:table-row>
        <table:table-row table:style-name="ro1">
          <table:table-cell table:number-columns-repeated="12" table:style-name="ce1"/>
          <table:table-cell office:value-type="float" office:value="0.1537313674346692" table:formula="of:=STDEV([.A8:.A10])" table:style-name="ce1">
            <text:p>0.153731367</text:p>
          </table:table-cell>
          <table:table-cell table:number-columns-repeated="16371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2" table:style-name="ce1"/>
          <table:table-cell office:value-type="string" table:style-name="ce1">
            <text:p>sample</text:p>
          </table:table-cell>
          <table:table-cell office:value-type="string" table:style-name="ce1">
            <text:p>Monomer1</text:p>
          </table:table-cell>
          <table:table-cell office:value-type="string" table:style-name="ce1">
            <text:p>Monomer2</text:p>
          </table:table-cell>
          <table:table-cell office:value-type="string" table:style-name="ce1">
            <text:p>M2 mol%</text:p>
          </table:table-cell>
          <table:table-cell office:value-type="string" table:style-name="ce1">
            <text:p>crosslinker</text:p>
          </table:table-cell>
          <table:table-cell office:value-type="string" table:style-name="ce1">
            <text:p>crosslinker mol%</text:p>
          </table:table-cell>
          <table:table-cell office:value-type="string" table:style-name="ce1">
            <text:p>Photoinitiator</text:p>
          </table:table-cell>
          <table:table-cell office:value-type="string" table:style-name="ce1">
            <text:p>height (mm)</text:p>
          </table:table-cell>
          <table:table-cell office:value-type="string" table:style-name="ce1">
            <text:p>massdry(mg)hexanes</text:p>
          </table:table-cell>
          <table:table-cell office:value-type="string" table:style-name="ce1">
            <text:p>mass-swollen(Mg)</text:p>
          </table:table-cell>
          <table:table-cell office:value-type="string" table:style-name="ce1">
            <text:p>massdry(water)</text:p>
          </table:table-cell>
          <table:table-cell office:value-type="string" table:style-name="ce1">
            <text:p>masswet(water)</text:p>
          </table:table-cell>
          <table:table-cell office:value-type="string" table:style-name="ce1">
            <text:p>Mass-initial(hexanes)</text:p>
          </table:table-cell>
          <table:table-cell office:value-type="string" table:style-name="ce1">
            <text:p>Mass-final(mg)</text:p>
          </table:table-cell>
          <table:table-cell table:number-columns-repeated="16356"/>
        </table:table-row>
        <table:table-row table:style-name="ro1">
          <table:table-cell table:number-columns-repeated="2"/>
          <table:table-cell table:number-columns-repeated="12" table:style-name="ce1"/>
          <table:table-cell office:value-type="string" table:style-name="ce1">
            <text:p>TBLH-1-R1</text:p>
          </table:table-cell>
          <table:table-cell office:value-type="string" table:style-name="ce1">
            <text:p>n-butyl acrylate</text:p>
          </table:table-cell>
          <table:table-cell office:value-type="string" table:style-name="ce1">
            <text:p>None</text:p>
          </table:table-cell>
          <table:table-cell office:value-type="percentage" office:value="0" table:style-name="ce6">
            <text:p>0%</text:p>
          </table:table-cell>
          <table:table-cell office:value-type="string" table:style-name="ce1">
            <text:p>triacrylate</text:p>
          </table:table-cell>
          <table:table-cell office:value-type="percentage" office:value="0.1" table:style-name="ce6">
            <text:p>10%</text:p>
          </table:table-cell>
          <table:table-cell office:value-type="string" table:style-name="ce1">
            <text:p>TPO</text:p>
          </table:table-cell>
          <table:table-cell office:value-type="float" office:value="5.09" table:style-name="ce1">
            <text:p>5.09</text:p>
          </table:table-cell>
          <table:table-cell office:value-type="float" office:value="363.4" table:formula="of:=1000*0.3634" table:style-name="ce2">
            <text:p>363.4</text:p>
          </table:table-cell>
          <table:table-cell office:value-type="float" office:value="363.4" table:formula="of:=1000*0.3634" table:style-name="ce2">
            <text:p>363.4</text:p>
          </table:table-cell>
          <table:table-cell office:value-type="float" office:value="293.39999999999998" table:formula="of:=1000*0.2934" table:style-name="ce2">
            <text:p>293.4</text:p>
          </table:table-cell>
          <table:table-cell office:value-type="float" office:value="298.70000000000005" table:formula="of:=1000*0.2987" table:style-name="ce2">
            <text:p>298.7</text:p>
          </table:table-cell>
          <table:table-cell office:value-type="string" table:style-name="ce1">
            <text:p>757.7mg</text:p>
          </table:table-cell>
          <table:table-cell office:value-type="string" table:style-name="ce1">
            <text:p>815.1mg</text:p>
          </table:table-cell>
          <table:table-cell table:number-columns-repeated="16356"/>
        </table:table-row>
        <table:table-row table:style-name="ro1">
          <table:table-cell table:number-columns-repeated="2"/>
          <table:table-cell table:number-columns-repeated="12" table:style-name="ce1"/>
          <table:table-cell office:value-type="string" table:style-name="ce1">
            <text:p>TBLH-1-R2</text:p>
          </table:table-cell>
          <table:table-cell office:value-type="string" table:style-name="ce1">
            <text:p>n-butyl acrylate</text:p>
          </table:table-cell>
          <table:table-cell office:value-type="string" table:style-name="ce1">
            <text:p>None</text:p>
          </table:table-cell>
          <table:table-cell office:value-type="percentage" office:value="0" table:style-name="ce6">
            <text:p>0%</text:p>
          </table:table-cell>
          <table:table-cell office:value-type="string" table:style-name="ce1">
            <text:p>triacrylate</text:p>
          </table:table-cell>
          <table:table-cell office:value-type="percentage" office:value="0.1" table:style-name="ce6">
            <text:p>10%</text:p>
          </table:table-cell>
          <table:table-cell office:value-type="string" table:style-name="ce1">
            <text:p>TPO</text:p>
          </table:table-cell>
          <table:table-cell office:value-type="float" office:value="4.75" table:style-name="ce1">
            <text:p>4.75</text:p>
          </table:table-cell>
          <table:table-cell office:value-type="float" office:value="341.8" table:formula="of:=1000*0.3418" table:style-name="ce2">
            <text:p>341.8</text:p>
          </table:table-cell>
          <table:table-cell office:value-type="float" office:value="370.2" table:formula="of:=1000*0.3702" table:style-name="ce2">
            <text:p>370.2</text:p>
          </table:table-cell>
          <table:table-cell office:value-type="float" office:value="214.2" table:formula="of:=1000*0.2142" table:style-name="ce2">
            <text:p>214.2</text:p>
          </table:table-cell>
          <table:table-cell office:value-type="float" office:value="245" table:formula="of:=1000*0.245" table:style-name="ce2">
            <text:p>24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56"/>
        </table:table-row>
        <table:table-row table:style-name="ro1">
          <table:table-cell table:number-columns-repeated="2"/>
          <table:table-cell table:number-columns-repeated="12" table:style-name="ce1"/>
          <table:table-cell office:value-type="string" table:style-name="ce1">
            <text:p>TBLH-1-R3</text:p>
          </table:table-cell>
          <table:table-cell office:value-type="string" table:style-name="ce1">
            <text:p>n-butylacrylate</text:p>
          </table:table-cell>
          <table:table-cell office:value-type="string" table:style-name="ce1">
            <text:p>None</text:p>
          </table:table-cell>
          <table:table-cell office:value-type="percentage" office:value="0" table:style-name="ce6">
            <text:p>0%</text:p>
          </table:table-cell>
          <table:table-cell office:value-type="string" table:style-name="ce1">
            <text:p>triacrylate</text:p>
          </table:table-cell>
          <table:table-cell office:value-type="percentage" office:value="0.1" table:style-name="ce6">
            <text:p>10%</text:p>
          </table:table-cell>
          <table:table-cell office:value-type="string" table:style-name="ce1">
            <text:p>TPO</text:p>
          </table:table-cell>
          <table:table-cell office:value-type="float" office:value="3.55" table:style-name="ce1">
            <text:p>3.55</text:p>
          </table:table-cell>
          <table:table-cell office:value-type="string" table:style-name="ce3">
            <text:p>N/A</text:p>
          </table:table-cell>
          <table:table-cell office:value-type="string" table:style-name="ce3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56"/>
        </table:table-row>
        <table:table-row table:style-name="ro1">
          <table:table-cell table:number-columns-repeated="2"/>
          <table:table-cell table:number-columns-repeated="12" table:style-name="ce1"/>
          <table:table-cell office:value-type="string" table:style-name="ce1">
            <text:p>TBLH-2-R1</text:p>
          </table:table-cell>
          <table:table-cell office:value-type="string" table:style-name="ce1">
            <text:p>n-butyl acrylate</text:p>
          </table:table-cell>
          <table:table-cell office:value-type="string" table:style-name="ce1">
            <text:p>N-butyl methacrylate</text:p>
          </table:table-cell>
          <table:table-cell office:value-type="percentage" office:value="0.2" table:style-name="ce6">
            <text:p>20%</text:p>
          </table:table-cell>
          <table:table-cell office:value-type="string" table:style-name="ce1">
            <text:p>triacrylate</text:p>
          </table:table-cell>
          <table:table-cell office:value-type="percentage" office:value="0.1" table:style-name="ce6">
            <text:p>10%</text:p>
          </table:table-cell>
          <table:table-cell office:value-type="string" table:style-name="ce1">
            <text:p>TPO</text:p>
          </table:table-cell>
          <table:table-cell office:value-type="float" office:value="4.5" table:style-name="ce1">
            <text:p>4.5</text:p>
          </table:table-cell>
          <table:table-cell office:value-type="float" office:value="337.6" table:formula="of:=1000*0.3376" table:style-name="ce3">
            <text:p>337.6</text:p>
          </table:table-cell>
          <table:table-cell office:value-type="float" office:value="339.5" table:formula="of:=1000*0.3395" table:style-name="ce3">
            <text:p>339.5</text:p>
          </table:table-cell>
          <table:table-cell office:value-type="float" office:value="339.5" table:formula="of:=1000*0.3395" table:style-name="ce3">
            <text:p>339.5</text:p>
          </table:table-cell>
          <table:table-cell office:value-type="float" office:value="354.6" table:formula="of:=1000*0.3546" table:style-name="ce3">
            <text:p>354.6</text:p>
          </table:table-cell>
          <table:table-cell office:value-type="string" table:style-name="ce1">
            <text:p>759.8mg</text:p>
          </table:table-cell>
          <table:table-cell office:value-type="string" table:style-name="ce1">
            <text:p>783.3mg</text:p>
          </table:table-cell>
          <table:table-cell table:number-columns-repeated="16356"/>
        </table:table-row>
        <table:table-row table:style-name="ro1">
          <table:table-cell table:number-columns-repeated="2"/>
          <table:table-cell table:number-columns-repeated="12" table:style-name="ce1"/>
          <table:table-cell office:value-type="string" table:style-name="ce1">
            <text:p>TBLH-2-R2</text:p>
          </table:table-cell>
          <table:table-cell office:value-type="string" table:style-name="ce1">
            <text:p>n-butyl acrylate</text:p>
          </table:table-cell>
          <table:table-cell office:value-type="string" table:style-name="ce1">
            <text:p>N-butyl methacrylate</text:p>
          </table:table-cell>
          <table:table-cell office:value-type="percentage" office:value="0.2" table:style-name="ce6">
            <text:p>20%</text:p>
          </table:table-cell>
          <table:table-cell office:value-type="string" table:style-name="ce1">
            <text:p>triacrylate</text:p>
          </table:table-cell>
          <table:table-cell office:value-type="percentage" office:value="0.1" table:style-name="ce6">
            <text:p>10%</text:p>
          </table:table-cell>
          <table:table-cell office:value-type="string" table:style-name="ce1">
            <text:p>TPO</text:p>
          </table:table-cell>
          <table:table-cell office:value-type="float" office:value="4.5" table:style-name="ce1">
            <text:p>4.5</text:p>
          </table:table-cell>
          <table:table-cell office:value-type="float" office:value="342.9" table:formula="of:=1000*0.3429" table:style-name="ce3">
            <text:p>342.9</text:p>
          </table:table-cell>
          <table:table-cell office:value-type="float" office:value="326.79999999999995" table:formula="of:=1000*0.3268" table:style-name="ce3">
            <text:p>326.8</text:p>
          </table:table-cell>
          <table:table-cell office:value-type="float" office:value="326.79999999999995" table:formula="of:=1000*0.3268" table:style-name="ce3">
            <text:p>326.8</text:p>
          </table:table-cell>
          <table:table-cell office:value-type="float" office:value="338.1" table:formula="of:=1000*0.3381" table:style-name="ce3">
            <text:p>338.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56"/>
        </table:table-row>
        <table:table-row table:style-name="ro1">
          <table:table-cell table:number-columns-repeated="2"/>
          <table:table-cell table:number-columns-repeated="12" table:style-name="ce1"/>
          <table:table-cell office:value-type="string" table:style-name="ce1">
            <text:p>TBLH-2-R3</text:p>
          </table:table-cell>
          <table:table-cell office:value-type="string" table:style-name="ce1">
            <text:p>n-butyl acrylate</text:p>
          </table:table-cell>
          <table:table-cell office:value-type="string" table:style-name="ce1">
            <text:p>N-butyl methacrylate</text:p>
          </table:table-cell>
          <table:table-cell office:value-type="percentage" office:value="0.2" table:style-name="ce6">
            <text:p>20%</text:p>
          </table:table-cell>
          <table:table-cell office:value-type="string" table:style-name="ce1">
            <text:p>triacrylate</text:p>
          </table:table-cell>
          <table:table-cell office:value-type="percentage" office:value="0.1" table:style-name="ce6">
            <text:p>10%</text:p>
          </table:table-cell>
          <table:table-cell office:value-type="string" table:style-name="ce1">
            <text:p>TPO</text:p>
          </table:table-cell>
          <table:table-cell office:value-type="float" office:value="4.5" table:style-name="ce1">
            <text:p>4.5</text:p>
          </table:table-cell>
          <table:table-cell office:value-type="float" office:value="338.96999999999997" table:formula="of:=1000*0.33897" table:style-name="ce3">
            <text:p>338.97</text:p>
          </table:table-cell>
          <table:table-cell office:value-type="float" office:value="327.60000000000002" table:formula="of:=1000*0.3276" table:style-name="ce3">
            <text:p>327.6</text:p>
          </table:table-cell>
          <table:table-cell office:value-type="float" office:value="327.60000000000002" table:formula="of:=1000*0.3276" table:style-name="ce3">
            <text:p>327.6</text:p>
          </table:table-cell>
          <table:table-cell office:value-type="float" office:value="340.5" table:formula="of:=1000*0.3405" table:style-name="ce3">
            <text:p>340.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56"/>
        </table:table-row>
        <table:table-row table:style-name="ro1">
          <table:table-cell table:number-columns-repeated="2"/>
          <table:table-cell table:number-columns-repeated="12" table:style-name="ce1"/>
          <table:table-cell office:value-type="string" table:style-name="ce1">
            <text:p>TBLH-3-R1</text:p>
          </table:table-cell>
          <table:table-cell office:value-type="string" table:style-name="ce1">
            <text:p>n-butylacrylate</text:p>
          </table:table-cell>
          <table:table-cell office:value-type="string" table:style-name="ce1">
            <text:p>N-butylmethacrylate</text:p>
          </table:table-cell>
          <table:table-cell office:value-type="percentage" office:value="0.3" table:style-name="ce6">
            <text:p>30%</text:p>
          </table:table-cell>
          <table:table-cell office:value-type="string" table:style-name="ce1">
            <text:p>triacrylate</text:p>
          </table:table-cell>
          <table:table-cell office:value-type="percentage" office:value="0.1" table:style-name="ce6">
            <text:p>10%</text:p>
          </table:table-cell>
          <table:table-cell office:value-type="string" table:style-name="ce1">
            <text:p>TPO</text:p>
          </table:table-cell>
          <table:table-cell office:value-type="float" office:value="4.5599999999999996" table:style-name="ce1">
            <text:p>4.56</text:p>
          </table:table-cell>
          <table:table-cell office:value-type="float" office:value="345.8" table:formula="of:=1000*0.3458" table:style-name="ce1">
            <text:p>345.8</text:p>
          </table:table-cell>
          <table:table-cell office:value-type="float" office:value="328.1" table:formula="of:=1000*0.3281" table:style-name="ce1">
            <text:p>328.1</text:p>
          </table:table-cell>
          <table:table-cell office:value-type="float" office:value="328.1" table:formula="of:=1000*0.3281" table:style-name="ce1">
            <text:p>328.1</text:p>
          </table:table-cell>
          <table:table-cell office:value-type="float" office:value="346.9" table:formula="of:=1000*0.3469" table:style-name="ce1">
            <text:p>346.9</text:p>
          </table:table-cell>
          <table:table-cell office:value-type="string" table:style-name="ce1">
            <text:p>569.2mg</text:p>
          </table:table-cell>
          <table:table-cell office:value-type="string" table:style-name="ce1">
            <text:p>545.4mg</text:p>
          </table:table-cell>
          <table:table-cell table:number-columns-repeated="16356"/>
        </table:table-row>
        <table:table-row table:style-name="ro1">
          <table:table-cell table:number-columns-repeated="2"/>
          <table:table-cell table:number-columns-repeated="12" table:style-name="ce1"/>
          <table:table-cell office:value-type="string" table:style-name="ce1">
            <text:p>TBLH-3-R2</text:p>
          </table:table-cell>
          <table:table-cell office:value-type="string" table:style-name="ce1">
            <text:p>n-butylacrylate</text:p>
          </table:table-cell>
          <table:table-cell office:value-type="string" table:style-name="ce1">
            <text:p>N-butyl methacrylate</text:p>
          </table:table-cell>
          <table:table-cell office:value-type="percentage" office:value="0.3" table:style-name="ce6">
            <text:p>30%</text:p>
          </table:table-cell>
          <table:table-cell office:value-type="string" table:style-name="ce1">
            <text:p>triacrylate</text:p>
          </table:table-cell>
          <table:table-cell office:value-type="percentage" office:value="0.1" table:style-name="ce6">
            <text:p>10%</text:p>
          </table:table-cell>
          <table:table-cell office:value-type="string" table:style-name="ce1">
            <text:p>TPO</text:p>
          </table:table-cell>
          <table:table-cell office:value-type="float" office:value="4.53" table:style-name="ce1">
            <text:p>4.53</text:p>
          </table:table-cell>
          <table:table-cell office:value-type="float" office:value="339.5" table:formula="of:=1000*0.3395" table:style-name="ce1">
            <text:p>339.5</text:p>
          </table:table-cell>
          <table:table-cell office:value-type="float" office:value="325.7" table:formula="of:=1000*0.3257" table:style-name="ce1">
            <text:p>325.7</text:p>
          </table:table-cell>
          <table:table-cell office:value-type="float" office:value="325.7" table:formula="of:=1000*0.3257" table:style-name="ce1">
            <text:p>325.7</text:p>
          </table:table-cell>
          <table:table-cell office:value-type="float" office:value="325.29999999999995" table:formula="of:=1000*0.3253" table:style-name="ce1">
            <text:p>325.3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56"/>
        </table:table-row>
        <table:table-row table:style-name="ro1">
          <table:table-cell table:number-columns-repeated="2"/>
          <table:table-cell table:number-columns-repeated="12" table:style-name="ce1"/>
          <table:table-cell office:value-type="string" table:style-name="ce1">
            <text:p>TBLH-3-R3</text:p>
          </table:table-cell>
          <table:table-cell office:value-type="string" table:style-name="ce1">
            <text:p>n-butylacrylate</text:p>
          </table:table-cell>
          <table:table-cell office:value-type="string" table:style-name="ce1">
            <text:p>N-butyl methacrylate</text:p>
          </table:table-cell>
          <table:table-cell office:value-type="percentage" office:value="0.3" table:style-name="ce6">
            <text:p>30%</text:p>
          </table:table-cell>
          <table:table-cell office:value-type="string" table:style-name="ce1">
            <text:p>triacrylate</text:p>
          </table:table-cell>
          <table:table-cell office:value-type="percentage" office:value="0.1" table:style-name="ce6">
            <text:p>10%</text:p>
          </table:table-cell>
          <table:table-cell office:value-type="string" table:style-name="ce1">
            <text:p>TPO</text:p>
          </table:table-cell>
          <table:table-cell office:value-type="float" office:value="4.8099999999999996" table:style-name="ce1">
            <text:p>4.81</text:p>
          </table:table-cell>
          <table:table-cell office:value-type="float" office:value="338.5" table:formula="of:=1000*0.3385" table:style-name="ce1">
            <text:p>338.5</text:p>
          </table:table-cell>
          <table:table-cell office:value-type="float" office:value="336.5" table:formula="of:=1000*0.3365" table:style-name="ce1">
            <text:p>336.5</text:p>
          </table:table-cell>
          <table:table-cell office:value-type="float" office:value="336.5" table:formula="of:=1000*0.3365" table:style-name="ce1">
            <text:p>336.5</text:p>
          </table:table-cell>
          <table:table-cell office:value-type="float" office:value="340.2" table:formula="of:=1000*0.3402" table:style-name="ce1">
            <text:p>340.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56"/>
        </table:table-row>
        <table:table-row table:style-name="ro1">
          <table:table-cell table:number-columns-repeated="2"/>
          <table:table-cell office:value-type="string" table:style-name="ce1">
            <text:p>yellow=1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red=formula 2</text:p>
          </table:table-cell>
          <table:table-cell table:number-columns-repeated="16381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4-04-21T18:19:15Z</meta:creation-date>
    <dc:date>2024-04-21T19:37:22Z</dc:date>
  </office:meta>
</office:document-meta>
</file>